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PatternMapper.RegexpPattern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PatternMapper.mapFileName( String source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gexpPatternMapper.setCaseSensitive( boolean caseSensit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PatternMapper.setFrom( String fro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gexpPatternMapper.replaceReferences( String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gexpPatternMapper.setHandleDirSep( boolean handleDir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PatternMapper.setTo(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